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f2ea7" officeooo:paragraph-rsid="001f2ea7" style:font-weight-asian="bold" style:font-weight-complex="bold"/>
    </style:style>
    <style:style style:name="P2" style:family="paragraph" style:parent-style-name="Standard">
      <style:text-properties fo:font-weight="normal" officeooo:rsid="001f2ea7" officeooo:paragraph-rsid="001f2ea7" style:font-weight-asian="normal" style:font-weight-complex="normal"/>
    </style:style>
    <style:style style:name="P3" style:family="paragraph" style:parent-style-name="Standard">
      <style:text-properties fo:font-size="24pt" fo:font-weight="bold" officeooo:rsid="001feb3f" officeooo:paragraph-rsid="001feb3f" style:font-size-asian="24pt" style:font-weight-asian="bold" style:font-size-complex="24pt" style:font-weight-complex="bold"/>
    </style:style>
    <style:style style:name="P4" style:family="paragraph" style:parent-style-name="Standard">
      <style:text-properties fo:font-weight="bold" officeooo:rsid="001f2ea7" officeooo:paragraph-rsid="001f2ea7" style:font-weight-asian="bold" style:font-weight-complex="bold"/>
    </style:style>
    <style:style style:name="P5" style:family="paragraph" style:parent-style-name="Standard">
      <style:text-properties fo:font-weight="bold" officeooo:rsid="00208e43" officeooo:paragraph-rsid="00208e43" style:font-weight-asian="bold" style:font-weight-complex="bold"/>
    </style:style>
    <style:style style:name="P6" style:family="paragraph" style:parent-style-name="Standard">
      <style:text-properties fo:font-weight="bold" officeooo:rsid="002121b1" officeooo:paragraph-rsid="002121b1" style:font-weight-asian="bold" style:font-weight-complex="bold"/>
    </style:style>
    <style:style style:name="P7" style:family="paragraph" style:parent-style-name="Standard">
      <style:text-properties fo:font-weight="bold" officeooo:rsid="0022fca7" officeooo:paragraph-rsid="0022fca7" style:font-weight-asian="bold" style:font-weight-complex="bold"/>
    </style:style>
    <style:style style:name="P8" style:family="paragraph" style:parent-style-name="Standard">
      <style:text-properties fo:font-weight="bold" officeooo:rsid="0023cc40" officeooo:paragraph-rsid="0023cc40" style:font-weight-asian="bold" style:font-weight-complex="bold"/>
    </style:style>
    <style:style style:name="P9" style:family="paragraph" style:parent-style-name="Standard">
      <style:text-properties fo:font-weight="bold" officeooo:rsid="00250f85" officeooo:paragraph-rsid="00250f85" style:font-weight-asian="bold" style:font-weight-complex="bold"/>
    </style:style>
    <style:style style:name="P10" style:family="paragraph" style:parent-style-name="Standard">
      <style:text-properties fo:font-weight="bold" officeooo:rsid="002614fd" officeooo:paragraph-rsid="002614fd" style:font-weight-asian="bold" style:font-weight-complex="bold"/>
    </style:style>
    <style:style style:name="P11" style:family="paragraph" style:parent-style-name="Standard">
      <style:text-properties fo:font-weight="normal" officeooo:rsid="00208e43" officeooo:paragraph-rsid="00208e43" style:font-weight-asian="normal" style:font-weight-complex="normal"/>
    </style:style>
    <style:style style:name="P12" style:family="paragraph" style:parent-style-name="Standard">
      <style:text-properties fo:font-weight="normal" officeooo:rsid="002121b1" officeooo:paragraph-rsid="002121b1" style:font-weight-asian="normal" style:font-weight-complex="normal"/>
    </style:style>
    <style:style style:name="P13" style:family="paragraph" style:parent-style-name="Standard">
      <style:text-properties fo:font-weight="normal" officeooo:rsid="0022fca7" officeooo:paragraph-rsid="0022fca7" style:font-weight-asian="normal" style:font-weight-complex="normal"/>
    </style:style>
    <style:style style:name="P14" style:family="paragraph" style:parent-style-name="Standard">
      <style:text-properties fo:font-weight="normal" officeooo:rsid="0023cc40" officeooo:paragraph-rsid="0023cc40" style:font-weight-asian="normal" style:font-weight-complex="normal"/>
    </style:style>
    <style:style style:name="P15" style:family="paragraph" style:parent-style-name="Standard">
      <style:text-properties fo:font-weight="normal" officeooo:rsid="00250f85" officeooo:paragraph-rsid="00250f85" style:font-weight-asian="normal" style:font-weight-complex="normal"/>
    </style:style>
    <style:style style:name="P16" style:family="paragraph" style:parent-style-name="Standard">
      <style:text-properties fo:font-weight="normal" officeooo:rsid="002614fd" officeooo:paragraph-rsid="002614fd" style:font-weight-asian="normal" style:font-weight-complex="normal"/>
    </style:style>
    <style:style style:name="P17" style:family="paragraph" style:parent-style-name="Standard">
      <style:text-properties fo:font-size="24pt" fo:font-weight="bold" officeooo:rsid="002964af" officeooo:paragraph-rsid="002964af" style:font-size-asian="24pt" style:font-weight-asian="bold" style:font-size-complex="24pt" style:font-weight-complex="bold"/>
    </style:style>
    <style:style style:name="P18" style:family="paragraph" style:parent-style-name="Standard">
      <style:text-properties fo:font-size="24pt" fo:font-weight="bold" officeooo:rsid="0029ef09" officeooo:paragraph-rsid="0029ef09" style:font-size-asian="24pt" style:font-weight-asian="bold" style:font-size-complex="24pt" style:font-weight-complex="bold"/>
    </style:style>
    <style:style style:name="P19" style:family="paragraph" style:parent-style-name="Standard">
      <style:text-properties fo:font-size="24pt" fo:font-weight="bold" officeooo:rsid="002cafef" officeooo:paragraph-rsid="002cafef" style:font-size-asian="24pt" style:font-weight-asian="bold" style:font-size-complex="24pt" style:font-weight-complex="bold"/>
    </style:style>
    <style:style style:name="P20" style:family="paragraph" style:parent-style-name="Standard">
      <style:text-properties fo:font-size="24pt" fo:font-weight="bold" officeooo:rsid="00303f6f" officeooo:paragraph-rsid="0029ef09" style:font-size-asian="24pt" style:font-weight-asian="bold" style:font-size-complex="24pt" style:font-weight-complex="bold"/>
    </style:style>
    <style:style style:name="P21" style:family="paragraph" style:parent-style-name="Standard">
      <style:text-properties fo:font-size="12pt" fo:font-weight="bold" officeooo:rsid="0029ef09" officeooo:paragraph-rsid="0029ef09" style:font-size-asian="12pt" style:font-weight-asian="bold" style:font-size-complex="12pt" style:font-weight-complex="bold"/>
    </style:style>
    <style:style style:name="P22" style:family="paragraph" style:parent-style-name="Standard">
      <style:text-properties fo:font-size="12pt" fo:font-weight="bold" officeooo:rsid="002964af" officeooo:paragraph-rsid="002964af" style:font-size-asian="12pt" style:font-weight-asian="bold" style:font-size-complex="12pt" style:font-weight-complex="bold"/>
    </style:style>
    <style:style style:name="P23" style:family="paragraph" style:parent-style-name="Standard">
      <style:text-properties fo:font-size="12pt" fo:font-weight="bold" officeooo:rsid="00303f6f" officeooo:paragraph-rsid="00303f6f" style:font-size-asian="12pt" style:font-weight-asian="bold" style:font-size-complex="12pt" style:font-weight-complex="bold"/>
    </style:style>
    <style:style style:name="P24" style:family="paragraph" style:parent-style-name="Standard">
      <style:text-properties fo:font-size="12pt" fo:font-weight="bold" officeooo:rsid="00319a39" officeooo:paragraph-rsid="00319a39" style:font-size-asian="12pt" style:font-weight-asian="bold" style:font-size-complex="12pt" style:font-weight-complex="bold"/>
    </style:style>
    <style:style style:name="P25" style:family="paragraph" style:parent-style-name="Standard">
      <style:text-properties fo:font-size="12pt" fo:font-weight="bold" officeooo:rsid="0031c289" officeooo:paragraph-rsid="0031c289" style:font-size-asian="12pt" style:font-weight-asian="bold" style:font-size-complex="12pt" style:font-weight-complex="bold"/>
    </style:style>
    <style:style style:name="P26" style:family="paragraph" style:parent-style-name="Standard">
      <style:text-properties fo:font-size="12pt" fo:font-weight="bold" officeooo:rsid="002cafef" officeooo:paragraph-rsid="002cafef" style:font-size-asian="10.5pt" style:font-weight-asian="bold" style:font-size-complex="12pt" style:font-weight-complex="bold"/>
    </style:style>
    <style:style style:name="P27" style:family="paragraph" style:parent-style-name="Standard">
      <style:text-properties fo:font-size="12pt" fo:font-weight="bold" officeooo:rsid="0032ac1b" officeooo:paragraph-rsid="0032ac1b" style:font-size-asian="10.5pt" style:font-weight-asian="bold" style:font-size-complex="12pt" style:font-weight-complex="bold"/>
    </style:style>
    <style:style style:name="P28" style:family="paragraph" style:parent-style-name="Standard">
      <style:text-properties fo:font-size="12pt" fo:font-weight="normal" officeooo:rsid="002cafef" officeooo:paragraph-rsid="002cafef" style:font-size-asian="10.5pt" style:font-weight-asian="normal" style:font-size-complex="12pt" style:font-weight-complex="normal"/>
    </style:style>
    <style:style style:name="P29" style:family="paragraph" style:parent-style-name="Standard">
      <style:text-properties fo:font-size="12pt" fo:font-weight="normal" officeooo:rsid="0032ac1b" officeooo:paragraph-rsid="0032ac1b" style:font-size-asian="10.5pt" style:font-weight-asian="normal" style:font-size-complex="12pt" style:font-weight-complex="normal"/>
    </style:style>
    <style:style style:name="P30" style:family="paragraph" style:parent-style-name="Standard">
      <style:text-properties fo:font-size="12pt" fo:font-weight="normal" officeooo:rsid="00303f6f" officeooo:paragraph-rsid="00303f6f" style:font-size-asian="12pt" style:font-weight-asian="normal" style:font-size-complex="12pt" style:font-weight-complex="normal"/>
    </style:style>
    <style:style style:name="P31" style:family="paragraph" style:parent-style-name="Standard">
      <style:text-properties fo:font-size="12pt" fo:font-weight="normal" officeooo:rsid="00319a39" officeooo:paragraph-rsid="00319a39" style:font-size-asian="12pt" style:font-weight-asian="normal" style:font-size-complex="12pt" style:font-weight-complex="normal"/>
    </style:style>
    <style:style style:name="P32" style:family="paragraph" style:parent-style-name="Standard">
      <style:text-properties fo:font-size="12pt" fo:font-weight="normal" officeooo:rsid="0031c289" officeooo:paragraph-rsid="0031c289" style:font-size-asian="12pt" style:font-weight-asian="normal" style:font-size-complex="12pt" style:font-weight-complex="normal"/>
    </style:style>
    <style:style style:name="P33" style:family="paragraph" style:parent-style-name="Standard">
      <style:paragraph-properties fo:margin-top="0in" fo:margin-bottom="0.1965in" loext:contextual-spacing="false"/>
    </style:style>
    <style:style style:name="P34" style:family="paragraph" style:parent-style-name="Standard">
      <style:paragraph-properties fo:break-before="page"/>
      <style:text-properties fo:font-size="24pt" fo:font-weight="bold" officeooo:rsid="0032ac1b" officeooo:paragraph-rsid="0032ac1b" style:font-size-asian="24pt" style:font-weight-asian="bold" style:font-size-complex="24pt" style:font-weight-complex="bold"/>
    </style:style>
    <style:style style:name="P35" style:family="paragraph" style:parent-style-name="Text_20_body" style:list-style-name="L1">
      <style:text-properties officeooo:paragraph-rsid="00208e43"/>
    </style:style>
    <style:style style:name="P36" style:family="paragraph" style:parent-style-name="Text_20_body">
      <style:text-properties officeooo:paragraph-rsid="00208e43"/>
    </style:style>
    <style:style style:name="P37" style:family="paragraph" style:parent-style-name="Text_20_body">
      <style:text-properties fo:font-weight="bold" officeooo:rsid="0020ff91" officeooo:paragraph-rsid="0020ff91" style:font-weight-asian="bold" style:font-weight-complex="bold"/>
    </style:style>
    <style:style style:name="P38" style:family="paragraph" style:parent-style-name="Text_20_body" style:list-style-name="L1">
      <style:paragraph-properties fo:margin-top="0in" fo:margin-bottom="0in" loext:contextual-spacing="false"/>
    </style:style>
    <style:style style:name="T1" style:family="text">
      <style:text-properties fo:font-style="italic"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font-size="12pt" style:font-size-asian="12pt" style:font-size-complex="12pt"/>
    </style:style>
    <style:style style:name="T4" style:family="text">
      <style:text-properties style:text-position="33% 80%"/>
    </style:style>
    <style:style style:name="T5" style:family="text">
      <style:text-properties style:text-position="33% 80%" fo:font-weight="normal" style:font-weight-asian="normal"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OME</text:p>
      <text:p text:style-name="P1"/>
      <text:p text:style-name="P1">TEXTO 1</text:p>
      <text:p text:style-name="P1"/>
      <text:p text:style-name="P2">Competitive Programming is a sport, I mean literally. Take any sport, let’s consider cricket for that matter, you walk in to bat for the first time. Swing and a miss, do it couple of times and you’ll eventually hit one over the ropes. Now, consider a programming contest as a game of cricket, metaphorically. Compile a code and submit, you may get a WA (Wrong Answer). Make changes to code and eventually you will get your first AC (Accepted/Correct Answer). Let me give you a sneak peek, about 20% of questions in a programming contest are simple conversion of plain english to a code of your favourite programming language. </text:p>
      <text:p text:style-name="Standard"><text:span text:style-name="T2">Walk right into it, you will learn the unwritten rules of the game as you play harder and get better. And believe me, you don’t need to know any “</text:span><text:span text:style-name="T1">fancy name”</text:span><text:span text:style-name="T2"> algorithm or data-structure to get started. Ever heard of “</text:span><text:span text:style-name="T1">Waft shot”</text:span><text:span text:style-name="T2">, yet you’re the best batsman in your street, right?</text:span> </text:p>
      <text:p text:style-name="P1"/>
      <text:p text:style-name="P5">TEXTO 2</text:p>
      <text:p text:style-name="P5"/>
      <text:p text:style-name="P5">Levels of our Journey</text:p>
      <text:p text:style-name="Standard">A walk in the Park </text:p>
      <text:p text:style-name="P33">Alright, let’s conquer the first 20% of programming problems out there. <text:line-break/>You need to know: </text:p>
      <text:list xml:id="list3382794800" text:style-name="L1">
        <text:list-item>
          <text:p text:style-name="P38">Intermediate hold on any one programming language </text:p>
        </text:list-item>
        <text:list-item>
          <text:p text:style-name="P35">English! Convert english to code! </text:p>
        </text:list-item>
      </text:list>
      <text:p text:style-name="P36"/>
      <text:p text:style-name="P37">TEXTO 3</text:p>
      <text:p text:style-name="P5">Welcome to the Jungle</text:p>
      <text:p text:style-name="P11">Okay, now you’re ready to take on some real challenge. Hold tight, we are diving deeper.</text:p>
      <text:p text:style-name="P11"/>
      <text:p text:style-name="P11">You need to know:</text:p>
      <text:p text:style-name="P11"/>
      <text:p text:style-name="P11"><text:s text:c="4"/>Sort and Search algorithms</text:p>
      <text:p text:style-name="P11"><text:s text:c="4"/>Hashing</text:p>
      <text:p text:style-name="P11"><text:s text:c="4"/>Number Theory</text:p>
      <text:p text:style-name="P11"><text:s text:c="4"/>Greedy Technique</text:p>
      <text:p text:style-name="P11"/>
      <text:p text:style-name="P11">More importantly, you have to figure out what, when and where to apply them. </text:p>
      <text:p text:style-name="P11"/>
      <text:p text:style-name="P6">TEXTO 4</text:p>
      <text:p text:style-name="P12"/>
      <text:p text:style-name="P6">Take the Fast Track</text:p>
      <text:p text:style-name="P12">By now you’ve realised that the questions are framed to deceive the way we think. Sometimes, If you convert plain english to code, you’d end up with TLE (Time Limit Exceeded) verdict. You need to learn a set of new techniques and algorithms to cope up with the time limits. In certain cases, Dynamic Programming (DP) comes to the rescue. Infact, you might have already intuitively used this technique. There’s always at least one question in any contest that can be solved by DP.</text:p>
      <text:p text:style-name="P12"><text:soft-page-break/></text:p>
      <text:p text:style-name="P12">Also, you’d have noticed that there are questions that just can’t solved by linear array data-structures.</text:p>
      <text:p text:style-name="P12"/>
      <text:p text:style-name="P12"><text:s text:c="4"/>Graph Theory</text:p>
      <text:p text:style-name="P12"><text:s text:c="4"/>Disjoint Set Union (Union-find)</text:p>
      <text:p text:style-name="P12"><text:s text:c="4"/>Minimum Spanning Tree</text:p>
      <text:p text:style-name="P12"/>
      <text:p text:style-name="P12">These set of data-structures will get you quite far enough. Moreover, you’d have figured that the real art is to modify the techniques you know in order to solve a question. All Easy-Medium and Medium level questions can be tackled in this fashion.</text:p>
      <text:p text:style-name="P12"/>
      <text:p text:style-name="P7">TEXTO 5</text:p>
      <text:p text:style-name="P7"/>
      <text:p text:style-name="P7">Load up the Weapons</text:p>
      <text:p text:style-name="P13">You are all set to top the leaderboards of Short Programming Challenges, just keep steady persistence. As I’ve already mentioned, it’s a sport, you won’t master it until you actually do it. Go ahead, participate in a short contest, know your strengths, weaknesses and see how you handle the adrenaline mode when the clock is ticking.</text:p>
      <text:p text:style-name="P13"/>
      <text:p text:style-name="P13">Stick to your own logic as long as possible, you’ll eventually come up with something similar to the algorithm required to solve the question. You just need to brush it up. Several of these techniques will help you solve some of the toughest of the problems around.</text:p>
      <text:p text:style-name="P13"/>
      <text:p text:style-name="P13"><text:s text:c="4"/>Segment Tree</text:p>
      <text:p text:style-name="P13"><text:s text:c="4"/>String Algorithms</text:p>
      <text:p text:style-name="P13"><text:s text:c="4"/>Tries, Suffix Tree, Suffix Array.</text:p>
      <text:p text:style-name="P13"/>
      <text:p text:style-name="P8">TEXTO 6</text:p>
      <text:p text:style-name="P14"/>
      <text:p text:style-name="P9">HEAVY ARTILLERY</text:p>
      <text:p text:style-name="P14">You’ve already become a pro at this game. If you fail in one, go back and analyze where you went wrong. Read the editorials after the contest. Many programmers underestimate the value of post contest analysis, because you had already figured the whole solution but missed just a single case. So the urge of knowing what you missed is irresistible and you’ll never forget what you learnt in the analysis.</text:p>
      <text:p text:style-name="P14"/>
      <text:p text:style-name="P9">TEXTO 7</text:p>
      <text:p text:style-name="P15"/>
      <text:p text:style-name="P10">2 CENTS</text:p>
      <text:p text:style-name="P16"/>
      <text:p text:style-name="P15">Many programmers argue that the problems in competitive programming do not relate to the real life programming work. For the most part, it is true. Then why do we do it? Because it makes you a better programmer. How?</text:p>
      <text:p text:style-name="P15"/>
      <text:p text:style-name="P15"><text:s text:c="4"/>Time limit always makes you write time efficient solutions.</text:p>
      <text:p text:style-name="P15"><text:s text:c="4"/>Critical test data helps you write correct solutions, in one go!</text:p>
      <text:p text:style-name="P15"><text:s text:c="4"/>Further it makes you great at debugging code.</text:p>
      <text:p text:style-name="P15"><text:s text:c="4"/>Hard problems makes you break down the problem into chunks, solve them individually and bring it all together to solve the main problem.</text:p>
      <text:p text:style-name="P15"/>
      <text:p text:style-name="P15"><text:soft-page-break/>Yes, competitive programming is not the only way to master these qualities but it is one of the best ways to do so. Give it a shot, if you enjoy it, it’s worth it. You will be rewarded with objective benefits. If you don’t, even after repeated trials, give yourself a break. </text:p>
      <text:p text:style-name="P15"/>
      <text:p text:style-name="P17">BOOKS</text:p>
      <text:p text:style-name="P22">CrackingTheCodingInterview</text:p>
      <text:p text:style-name="P17"><text:a xlink:type="simple" xlink:href="https://www.amazon.com.mx/Cracking-Coding-Interview-Programming-Questions/dp/0984782850" text:style-name="Internet_20_link" text:visited-style-name="Visited_20_Internet_20_Link"><text:span text:style-name="T3">https://www.amazon.com.mx/Cracking-Coding-Interview-Programming-Questions/dp/0984782850</text:span></text:a></text:p>
      <text:p text:style-name="P17"><text:span text:style-name="T3"/></text:p>
      <text:p text:style-name="P21">CLEANCODE</text:p>
      <text:p text:style-name="P18"><text:a xlink:type="simple" xlink:href="https://www.amazon.com.mx/Clean-Code-Handbook-Software-Craftsmanship/dp/0132350882/ref=pd_lpo_14_t_1/134-8754488-1802416?_encoding=UTF8&amp;pd_rd_i=0132350882&amp;pd_rd_r=9a73e25a-1799-49bc-b464-c537202164f3&amp;pd_rd_w=UtqLm&amp;pd_rd_wg=yMfEf&amp;pf_rd_p=d1973811-db3d-413c-af1a-6a5a8b0eb47e&amp;pf_rd_r=75XEQXYN9YVGJ03G2EER&amp;psc=1&amp;refRID=75XEQXYN9YVGJ03G2EER" text:style-name="Internet_20_link" text:visited-style-name="Visited_20_Internet_20_Link"><text:span text:style-name="T3">https://www.amazon.com.mx/Clean-Code-Handbook-Software-Craftsmanship/dp/0132350882/ref=pd_lpo_14_t_1/134-8754488-1802416?_encoding=UTF8&amp;pd_rd_i=0132350882&amp;pd_rd_r=9a73e25a-1799-49bc-b464-c537202164f3&amp;pd_rd_w=UtqLm&amp;pd_rd_wg=yMfEf&amp;pf_rd_p=d1973811-db3d-413c-af1a-6a5a8b0eb47e&amp;pf_rd_r=75XEQXYN9YVGJ03G2EER&amp;psc=1&amp;refRID=75XEQXYN9YVGJ03G2EER</text:span></text:a></text:p>
      <text:p text:style-name="P21"/>
      <text:p text:style-name="P21">THE PRAGMATIC PROGRAMMER</text:p>
      <text:p text:style-name="P18"><text:a xlink:type="simple" xlink:href="https://www.amazon.com.mx/Pragmatic-Programmer-Journey-Mastery-Anniversary/dp/0135957052/ref=pd_sim_14_4/134-8754488-1802416?_encoding=UTF8&amp;pd_rd_i=0135957052&amp;pd_rd_r=0373b271-9073-4dfe-8789-98d4e32c72a8&amp;pd_rd_w=XJuMN&amp;pd_rd_wg=7fmSR&amp;pf_rd_p=a62f455d-612d-4136-9fd7-44067fe2cd11&amp;pf_rd_r=8WHWW8HBFF6CZ1C5QH7R&amp;psc=1&amp;refRID=8WHWW8HBFF6CZ1C5QH7R" text:style-name="Internet_20_link" text:visited-style-name="Visited_20_Internet_20_Link"><text:span text:style-name="T3">https://www.amazon.com.mx/Pragmatic-Programmer-Journey-Mastery-Anniversary/dp/0135957052/ref=pd_sim_14_4/134-8754488-1802416?_encoding=UTF8&amp;pd_rd_i=0135957052&amp;pd_rd_r=0373b271-9073-4dfe-8789-98d4e32c72a8&amp;pd_rd_w=XJuMN&amp;pd_rd_wg=7fmSR&amp;pf_rd_p=a62f455d-612d-4136-9fd7-44067fe2cd11&amp;pf_rd_r=8WHWW8HBFF6CZ1C5QH7R&amp;psc=1&amp;refRID=8WHWW8HBFF6CZ1C5QH7R</text:span></text:a></text:p>
      <text:p text:style-name="P21"/>
      <text:p text:style-name="P21">THE MYTHICAL MAN-MONTH</text:p>
      <text:p text:style-name="P18"><text:a xlink:type="simple" xlink:href="https://www.amazon.com.mx/Mythical-Man-Month-Essays-Software-Engineering/dp/0201835959/ref=pd_sim_14_2/134-8754488-1802416?_encoding=UTF8&amp;pd_rd_i=0201835959&amp;pd_rd_r=e9e67a28-a1fc-4659-9b05-e2d4ef099db1&amp;pd_rd_w=hCInP&amp;pd_rd_wg=4id91&amp;pf_rd_p=a62f455d-612d-4136-9fd7-44067fe2cd11&amp;pf_rd_r=8WVFA7FAMYBMZBEE2KB6&amp;psc=1&amp;refRID=8WVFA7FAMYBMZBEE2KB6" text:style-name="Internet_20_link" text:visited-style-name="Visited_20_Internet_20_Link"><text:span text:style-name="T3">https://www.amazon.com.mx/Mythical-Man-Month-Essays-Software-Engineering/dp/0201835959/ref=pd_sim_14_2/134-8754488-1802416?_encoding=UTF8&amp;pd_rd_i=0201835959&amp;pd_rd_r=e9e67a28-a1fc-4659-9b05-e2d4ef099db1&amp;pd_rd_w=hCInP&amp;pd_rd_wg=4id91&amp;pf_rd_p=a62f455d-612d-4136-9fd7-44067fe2cd11&amp;pf_rd_r=8WVFA7FAMYBMZBEE2KB6&amp;psc=1&amp;refRID=8WVFA7FAMYBMZBEE2KB6</text:span></text:a></text:p>
      <text:p text:style-name="P21"/>
      <text:p text:style-name="P21">CLEAN ARCHITECTURE</text:p>
      <text:p text:style-name="P18"><text:a xlink:type="simple" xlink:href="https://www.amazon.com.mx/Clean-Architecture-Craftsmans-Software-Structure/dp/0134494164/ref=pd_sim_14_4/134-8754488-1802416?_encoding=UTF8&amp;pd_rd_i=0134494164&amp;pd_rd_r=68837265-fc2f-4164-a728-a94dad3ff165&amp;pd_rd_w=FTkzv&amp;pd_rd_wg=CmkHj&amp;pf_rd_p=a62f455d-612d-4136-9fd7-44067fe2cd11&amp;pf_rd_r=KVHKFPA4DGWGFE8H0ZGQ&amp;psc=1&amp;refRID=KVHKFPA4DGWGFE8H0ZGQ" text:style-name="Internet_20_link" text:visited-style-name="Visited_20_Internet_20_Link"><text:span text:style-name="T3">https://www.amazon.com.mx/Clean-Architecture-Craftsmans-Software-Structure/dp/0134494164/ref=pd_sim_14_4/134-8754488-1802416?_encoding=UTF8&amp;pd_rd_i=0134494164&amp;pd_rd_r=68837265-fc2f-4164-a728-a94dad3ff165&amp;pd_rd_w=FTkzv&amp;pd_rd_wg=CmkHj&amp;pf_rd_p=a62f455d-612d-4136-9fd7-44067fe2cd11&amp;pf_rd_r=KVHKFPA4DGWGFE8H0ZGQ&amp;psc=1&amp;refRID=KVHKFPA4DGWGFE8H0ZGQ</text:span></text:a></text:p>
      <text:p text:style-name="P21"/>
      <text:p text:style-name="P21">CLEAN AGILE</text:p>
      <text:p text:style-name="P18"><text:a xlink:type="simple" xlink:href="https://www.amazon.com.mx/Clean-Agile-Basics-Robert-Martin/dp/0135781868/ref=reads_cwrtbar_3/134-8754488-1802416?_encoding=UTF8&amp;pd_rd_i=0135781868&amp;pd_rd_r=af8bbe2e-7a7b-4815-be90-7781123585f2&amp;pd_rd_w=LMzve&amp;pd_rd_wg=7LGL5&amp;pf_rd_p=ca52999f-816f-4f3d-9b4c-88e47ec3527b&amp;pf_rd_r=0WRJYA3SAZ96DWZDBP8Z&amp;psc=1&amp;refRID=0WRJYA3SAZ96DWZDBP8Z" text:style-name="Internet_20_link" text:visited-style-name="Visited_20_Internet_20_Link"><text:span text:style-name="T3">https://www.amazon.com.mx/Clean-Agile-Basics-Robert-Martin/dp/0135781868/ref=reads_cwrtbar_3/134-8754488-1802416?_encoding=UTF8&amp;pd_rd_i=0135781868&amp;pd_rd_r=af8bbe2e-7a7b-4815-be90-7781123585f2&amp;pd_rd_w=LMzve&amp;pd_rd_wg=7LGL5&amp;pf_rd_p=ca52999f-816f-4f3d-9b4c-88e47ec3527b&amp;pf_rd_r=0WRJYA3SAZ96DWZDBP8Z&amp;psc=1&amp;refRID=0WRJYA3SAZ96DWZDBP8Z</text:span></text:a></text:p>
      <text:p text:style-name="P19"><text:soft-page-break/>TUTORIALS</text:p>
      <text:p text:style-name="P19"/>
      <text:p text:style-name="P26">CRACKING THE CODING INTERVIEW</text:p>
      <text:p text:style-name="P26"/>
      <text:p text:style-name="P28">&lt;iframe width="560" height="315" src="https://www.youtube.com/embed/G7_hQiviukg" frameborder="0" allow="accelerometer; autoplay; encrypted-media; gyroscope; picture-in-picture" allowfullscreen&gt;&lt;/iframe&gt;</text:p>
      <text:p text:style-name="P28"/>
      <text:p text:style-name="P28">Hoy queria compartir con ustedes una reseña sobre el libro "Cracking the coding interview", es un libro orientado a preparación para entrevistas de ingeniería de software. Personalmente a mi me sirvió para obtener algunas ofertas de trabajo y realizar un cambio laboral en Marrzo de 2018. Espero que a tí te pueda ayudar también. Recomendado para personas que les guste la algoritmia.</text:p>
      <text:p text:style-name="P20"/>
      <text:p text:style-name="P23">¿Es dificil programar?</text:p>
      <text:p text:style-name="P23"/>
      <text:p text:style-name="P30">&lt;iframe width="560" height="315" src="https://www.youtube.com/embed/ROdNR9D8TX8" frameborder="0" allow="accelerometer; autoplay; encrypted-media; gyroscope; picture-in-picture" allowfullscreen&gt;&lt;/iframe&gt;</text:p>
      <text:p text:style-name="P30"/>
      <text:p text:style-name="P30">Programación, ingeniería de software o desarrollo de software son algunos de los trabajos más en auge de nuestra era. Pero, ¿realmente es difícil programar? ¿En que consiste? ¡Aprendelo en este vídeo!</text:p>
      <text:p text:style-name="P30"/>
      <text:p text:style-name="P24">La programacion competitiva</text:p>
      <text:p text:style-name="P31"/>
      <text:p text:style-name="P31">&lt;iframe width="560" height="315" src="https://www.youtube.com/embed/R7fVPM3WRUM" frameborder="0" allow="accelerometer; autoplay; encrypted-media; gyroscope; picture-in-picture" allowfullscreen&gt;&lt;/iframe&gt;</text:p>
      <text:p text:style-name="P31"/>
      <text:p text:style-name="P31">La programación competitiva enfrenta a programadores que tienen que resolver problemas empleando conocimientos de ciencias computacionales, matemáticas y lógica. Todo esto mediante una sencilla aplicación para computadora.</text:p>
      <text:p text:style-name="P31"/>
      <text:p text:style-name="P25">Cual es tu nivel como programador</text:p>
      <text:p text:style-name="P25"/>
      <text:p text:style-name="P32">&lt;iframe width="560" height="315" src="https://www.youtube.com/embed/gXM7VB3Ilx4" frameborder="0" allow="accelerometer; autoplay; encrypted-media; gyroscope; picture-in-picture" allowfullscreen&gt;&lt;/iframe&gt;</text:p>
      <text:p text:style-name="P32"/>
      <text:p text:style-name="P32">Prueba cuál es tu nivel como programador participando en competencias a nivel internacional y obtén la posibilidad de ganar premios. En este video Jorge Zavala (@jzavala) te muestra las principales plataformas de competencias para equipos de programación en las que puedes competir. </text:p>
      <text:p text:style-name="P32"/>
      <text:p text:style-name="P34">NEWS</text:p>
      <text:p text:style-name="P27"/>
      <text:p text:style-name="P27">Illinois Competitive Programming Team Qualifies for World Finals, Again</text:p>
      <text:p text:style-name="P27"/>
      <text:p text:style-name="P27"><text:span text:style-name="T2">For the 11</text:span><text:span text:style-name="T5">th</text:span><text:span text:style-name="T2"> time in the past 12 years, a University of Illinois team has qualified for the International Collegiate Programming Contest (ICPC) World Finals. Because of the pandemic, instead of traveling to Moscow this June for the competition, the Illinois </text:span><text:span text:style-name="Emphasis"><text:span text:style-name="T2">Must Pass</text:span></text:span><text:span text:style-name="T2"> team members and coaches will log in an </text:span><text:a xlink:type="simple" xlink:href="https://u.icpc.global/day_zero/" office:target-frame-name="_blank" xlink:show="new" text:style-name="Internet_20_link" text:visited-style-name="Visited_20_Internet_20_Link"><text:span text:style-name="T2">ICPC-sponsored forum</text:span></text:a><text:span text:style-name="T2"> to share problem-solving strategies and insights with other finalists, competition alumni, and industry representatives on June 27.</text:span></text:p>
      <text:p text:style-name="P27"><text:span text:style-name="T2"/></text:p>
      <text:p text:style-name="P27"><text:a xlink:type="simple" xlink:href="https://cs.illinois.edu/news/illinois-competitive-programming-team-qualifies-for-world-finals-again" text:style-name="Internet_20_link" text:visited-style-name="Visited_20_Internet_20_Link"><text:span text:style-name="T2">https://cs.illinois.edu/news/illinois-competitive-programming-team-qualifies-for-world-finals-again</text:span></text:a></text:p>
      <text:p text:style-name="P27"><text:span text:style-name="T2"/></text:p>
      <text:p text:style-name="P27">SMT Programming Software Market Report 2020, Trends, Competitive Landscape and Opportunities</text:p>
      <text:p text:style-name="P27"/>
      <text:p text:style-name="P29">The research report on SMT Programming Software market consists of current market trends and past statistics as well as predictions regarding the market behavior in the forthcoming years. As per the study, the market is projected to register an appreciable growth rate and amass notable returns during the forecast period.</text:p>
      <text:p text:style-name="P29"/>
      <text:p text:style-name="P29"><text:a xlink:type="simple" xlink:href="https://www.cuereport.com/smt-programming-software-market-16808/" text:style-name="Internet_20_link" text:visited-style-name="Visited_20_Internet_20_Link">https://www.cuereport.com/smt-programming-software-market-16808/</text:a></text:p>
      <text:p text:style-name="P29"/>
      <text:p text:style-name="P27">How CodeChef’s Acquisition Puts Focus On The Importance Of Developers In India</text:p>
      <text:p text:style-name="P29"/>
      <text:p text:style-name="P29">Established in 2009 by serial entrepreneur, Bhavin Turakhia as part of Directi, CodeChef platform has been designed to help developers and programmers to enhance their skills by practising coding and participating in programming contests. Alongside, this platform is also used by businesses for their technical hiring, branding and developer adoption needs. Some of the key clients CodeChef is currently working with include Alibaba, Samsung Research Institute, ShareChat, Tech Mahindra, UpGrad, and Ericsson.</text:p>
      <text:p text:style-name="P29"/>
      <text:p text:style-name="P29"><text:a xlink:type="simple" xlink:href="https://analyticsindiamag.com/how-codechefs-acquisition-puts-focus-on-the-importance-of-developers-in-india/" text:style-name="Internet_20_link" text:visited-style-name="Visited_20_Internet_20_Link">https://analyticsindiamag.com/how-codechefs-acquisition-puts-focus-on-the-importance-of-developers-in-india/</text:a></text:p>
      <text:p text:style-name="P2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7-09T13:18:35.427856338</meta:creation-date>
    <dc:date>2020-07-09T16:22:18.168330083</dc:date>
    <meta:editing-duration>PT2H8M8S</meta:editing-duration>
    <meta:editing-cycles>24</meta:editing-cycles>
    <meta:generator>LibreOffice/6.3.5.2$Linux_X86_64 LibreOffice_project/30$Build-2</meta:generator>
    <meta:document-statistic meta:table-count="0" meta:image-count="0" meta:object-count="0" meta:page-count="5" meta:paragraph-count="81" meta:word-count="1218" meta:character-count="10019" meta:non-whitespace-character-count="8818"/>
  </office:meta>
</office:document-meta>
</file>